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2" style:family="paragraph">
      <style:text-properties fo:language="fr" fo:country="FR"/>
    </style:style>
    <style:style style:name="P8" style:parent-style-name="Standard" style:list-style-name="LFO3" style:family="paragraph">
      <style:text-properties fo:language="fr" fo:country="FR"/>
    </style:style>
    <style:style style:name="P9" style:parent-style-name="Standard" style:list-style-name="LFO3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Jeudi<text:s/>20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10h00 :<text:s/>Meeting avec mon groupe DIT pour dispatcher les taches sur la partie 3 (lien pour le ppt :<text:s/>https://www.canva.com/design/DAE1-mQLzX8/9SkPU64d-SDsA-72YDGOOQ/edit)</text:p>
        </text:list-item>
      </text:list>
      <text:list text:style-name="LFO2" text:continue-numbering="true">
        <text:list-item>
          <text:p text:style-name="P7">Midi : pause dej</text:p>
        </text:list-item>
      </text:list>
      <text:list text:style-name="LFO3" text:continue-numbering="true">
        <text:list-item>
          <text:p text:style-name="P8">Après-midi :<text:s/>Avancée du projet DIT / Creation des VM pour le projet NSA et installation de ansible</text:p>
        </text:list-item>
        <text:list-item>
          <text:p text:style-name="P9">17h30 : appel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21T16:05:00Z</meta:creation-date>
    <dc:date>2022-01-21T16:05:00Z</dc:date>
    <meta:template xlink:href="Normal.dotm" xlink:type="simple"/>
    <meta:editing-cycles>2</meta:editing-cycles>
    <meta:editing-duration>PT60S</meta:editing-duration>
    <meta:document-statistic meta:page-count="1" meta:paragraph-count="1" meta:word-count="55" meta:character-count="359" meta:row-count="2" meta:non-whitespace-character-count="305"/>
  </office:meta>
</office:document-meta>
</file>